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fo:language="ru" fo:country="RU" officeooo:rsid="001732b2" officeooo:paragraph-rsid="001732b2"/>
    </style:style>
    <style:style style:name="P2" style:family="paragraph" style:parent-style-name="Standard">
      <style:paragraph-properties fo:text-align="start" style:justify-single-word="false"/>
      <style:text-properties fo:language="ru" fo:country="RU" officeooo:rsid="001732b2" officeooo:paragraph-rsid="0018e612"/>
    </style:style>
    <style:style style:name="P3" style:family="paragraph" style:parent-style-name="Standard">
      <style:paragraph-properties fo:text-align="start" style:justify-single-word="false"/>
      <style:text-properties fo:language="ru" fo:country="RU" officeooo:rsid="0018e612" officeooo:paragraph-rsid="0018e612"/>
    </style:style>
    <style:style style:name="P4" style:family="paragraph" style:parent-style-name="Standard">
      <style:paragraph-properties fo:text-align="start" style:justify-single-word="false"/>
      <style:text-properties fo:language="ru" fo:country="RU" officeooo:rsid="0019c304" officeooo:paragraph-rsid="0019c304"/>
    </style:style>
    <style:style style:name="P5" style:family="paragraph" style:parent-style-name="Standard">
      <style:paragraph-properties fo:text-align="start" style:justify-single-word="false"/>
      <style:text-properties fo:language="ru" fo:country="RU" officeooo:rsid="001bb050" officeooo:paragraph-rsid="001bb050"/>
    </style:style>
    <style:style style:name="P6" style:family="paragraph" style:parent-style-name="Standard">
      <style:paragraph-properties fo:text-align="start" style:justify-single-word="false"/>
      <style:text-properties fo:language="ru" fo:country="RU" officeooo:rsid="001c59e3" officeooo:paragraph-rsid="001c59e3"/>
    </style:style>
    <style:style style:name="P7" style:family="paragraph" style:parent-style-name="Standard">
      <style:paragraph-properties fo:text-align="start" style:justify-single-word="false"/>
      <style:text-properties fo:language="ru" fo:country="RU" officeooo:rsid="001c59e3" officeooo:paragraph-rsid="001d04df"/>
    </style:style>
    <style:style style:name="P8" style:family="paragraph" style:parent-style-name="Standard">
      <style:paragraph-properties fo:text-align="start" style:justify-single-word="false"/>
      <style:text-properties fo:language="ru" fo:country="RU" officeooo:rsid="001de63c" officeooo:paragraph-rsid="001de63c"/>
    </style:style>
    <style:style style:name="P9" style:family="paragraph" style:parent-style-name="Standard">
      <style:paragraph-properties fo:text-align="start" style:justify-single-word="false"/>
      <style:text-properties fo:language="ru" fo:country="RU" officeooo:rsid="001f562b" officeooo:paragraph-rsid="001f562b"/>
    </style:style>
    <style:style style:name="P10" style:family="paragraph" style:parent-style-name="Standard">
      <style:paragraph-properties fo:text-align="start" style:justify-single-word="false"/>
      <style:text-properties fo:language="ru" fo:country="RU" officeooo:rsid="001f562b" officeooo:paragraph-rsid="0020717f"/>
    </style:style>
    <style:style style:name="P11" style:family="paragraph" style:parent-style-name="Standard">
      <style:paragraph-properties fo:text-align="start" style:justify-single-word="false"/>
      <style:text-properties fo:language="ru" fo:country="RU" officeooo:rsid="0020717f" officeooo:paragraph-rsid="0020717f"/>
    </style:style>
    <style:style style:name="P12" style:family="paragraph" style:parent-style-name="Standard">
      <style:paragraph-properties fo:text-align="start" style:justify-single-word="false"/>
      <style:text-properties fo:language="ru" fo:country="RU" fo:font-weight="bold" officeooo:rsid="001732b2" officeooo:paragraph-rsid="001732b2" style:font-weight-asian="bold" style:font-weight-complex="bold"/>
    </style:style>
    <style:style style:name="P13" style:family="paragraph" style:parent-style-name="Standard">
      <style:paragraph-properties fo:text-align="start" style:justify-single-word="false"/>
      <style:text-properties fo:language="ru" fo:country="RU" fo:font-weight="bold" officeooo:rsid="001bb050" officeooo:paragraph-rsid="001bb050" style:font-weight-asian="bold" style:font-weight-complex="bold"/>
    </style:style>
    <style:style style:name="P14" style:family="paragraph" style:parent-style-name="Standard">
      <style:paragraph-properties fo:text-align="start" style:justify-single-word="false"/>
      <style:text-properties fo:language="ru" fo:country="RU" fo:font-weight="bold" officeooo:rsid="001c59e3" officeooo:paragraph-rsid="001c59e3" style:font-weight-asian="bold" style:font-weight-complex="bold"/>
    </style:style>
    <style:style style:name="P15" style:family="paragraph" style:parent-style-name="Standard">
      <style:paragraph-properties fo:text-align="start" style:justify-single-word="false"/>
      <style:text-properties fo:language="ru" fo:country="RU" fo:font-weight="bold" officeooo:rsid="001c59e3" officeooo:paragraph-rsid="001d04df" style:font-weight-asian="bold" style:font-weight-complex="bold"/>
    </style:style>
    <style:style style:name="P16" style:family="paragraph" style:parent-style-name="Standard">
      <style:paragraph-properties fo:text-align="start" style:justify-single-word="false"/>
      <style:text-properties fo:language="ru" fo:country="RU" fo:font-weight="bold" officeooo:rsid="001f562b" officeooo:paragraph-rsid="001f562b" style:font-weight-asian="bold" style:font-weight-complex="bold"/>
    </style:style>
    <style:style style:name="P17" style:family="paragraph" style:parent-style-name="Standard">
      <style:paragraph-properties fo:text-align="center" style:justify-single-word="false"/>
      <style:text-properties fo:font-size="14pt" fo:language="ru" fo:country="RU" fo:font-weight="bold" officeooo:rsid="001732b2" officeooo:paragraph-rsid="001732b2" style:font-size-asian="14pt" style:font-weight-asian="bold" style:font-size-complex="14pt" style:font-weight-complex="bold"/>
    </style:style>
    <style:style style:name="T1" style:family="text">
      <style:text-properties officeooo:rsid="0018e612"/>
    </style:style>
    <style:style style:name="T2" style:family="text">
      <style:text-properties officeooo:rsid="001c59e3"/>
    </style:style>
    <style:style style:name="T3" style:family="text">
      <style:text-properties officeooo:rsid="001d04df"/>
    </style:style>
    <style:style style:name="T4" style:family="text">
      <style:text-properties officeooo:rsid="0020717f"/>
    </style:style>
    <style:style style:name="T5" style:family="text">
      <style:text-properties officeooo:rsid="0020f8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he Resource Counter</text:p>
      <text:p text:style-name="P17">(Счётчик ресурсов)</text:p>
      <text:p text:style-name="P1">Счётчик ресурсов, объявленный в include/linux/res_counter.h, как предполагается будет способствовать управлению ресурсами, котор<text:span text:style-name="T5">ы</text:span>е <text:span text:style-name="T5">используются</text:span> контроллерами, обеспечивая общий механизм для учёта.</text:p>
      <text:p text:style-name="P1">Этот «механизм» включает структуру res_counter и средства работы с ней.</text:p>
      <text:p text:style-name="P1"/>
      <text:p text:style-name="P12">1. Критически важные части структуры res_counter:</text:p>
      <text:p text:style-name="P1"/>
      <text:p text:style-name="P1">a. unsigned long long usage</text:p>
      <text:p text:style-name="P2">Данное значение отображает <text:span text:style-name="T1">количество ресурсов которые были употреблены группой в заданное время. Единицы измерений должны быть определены контроллером, который используется этот счётчик. К примеру это могут быть байты, пункты или любые другие единицы над которыми оперирует контроллер.</text:span></text:p>
      <text:p text:style-name="P2"/>
      <text:p text:style-name="P2"><text:span text:style-name="T1">b. unsigned long long max_usage</text:span></text:p>
      <text:p text:style-name="P2"><text:span text:style-name="T1">Максимальное значение за всё время.</text:span></text:p>
      <text:p text:style-name="P2"><text:span text:style-name="T1">Данное значение используется для получения статистической информации про конкретную группу, т.к. она отображает актуальную потребность в ресурсах, а не только снимок некоторого использования.</text:span></text:p>
      <text:p text:style-name="P2"/>
      <text:p text:style-name="P2"><text:span text:style-name="T1">c. unsigned long long limit</text:span></text:p>
      <text:p text:style-name="P2"><text:span text:style-name="T1">Максимально позволенная величина ресурсов которые группа, как предполагается, будет использовать. В случае если группа запросит больше ресурсов, таким образом как бы превысит лимит, дальнеёшее выделение ресурсов для неё будет отвергаться (см. следующий пункт).</text:span></text:p>
      <text:p text:style-name="P2"/>
      <text:p text:style-name="P3">d. unsigned long long failcnt</text:p>
      <text:p text:style-name="P3">failcnt отображает «счётчик сбоев». Это количество попыток выделения ресурсов, которые привели к ошибке.</text:p>
      <text:p text:style-name="P3"/>
      <text:p text:style-name="P3">e. spinlock_t lock</text:p>
      <text:p text:style-name="P4">Защита от изменений значений выше.</text:p>
      <text:p text:style-name="P4"/>
      <text:p text:style-name="P13">2. Типичная процедура учёта</text:p>
      <text:p text:style-name="P5"/>
      <text:p text:style-name="P5">a. void res_counter_init(struct res_counter *rc,</text:p>
      <text:p text:style-name="P5"><text:s text:c="32"/>struct res_counter *rc_parent)</text:p>
      <text:p text:style-name="P5">Инициализация счётчика ресурсов. Как обычно это процедура должна вызываться сперва для использованием нового счётчика.</text:p>
      <text:p text:style-name="P5">Структура res_counter *parent может быть использована для определения иерархических (потомок → отец) взаимоотношений напрямую в структуре res_counter. NULL может быть использован для определения отсутствия отношений. </text:p>
      <text:p text:style-name="P5"/>
      <text:p text:style-name="P5">b. int res_counter_charge(struct res_counter *rc, unsigned long val,</text:p>
      <text:p text:style-name="P5"><text:s text:c="32"/>struct res_counter **limit_fail_at)</text:p>
      <text:p text:style-name="P5">Когда ресурс выделен, он должен быть учтённым соответствующим счётчиком ресурсов (контроллер должен определить какой именно для себя использовать). Эта операция называется называется «зарядка»(расходы).</text:p>
      <text:p text:style-name="P5"><text:soft-page-break/>Не очень важно какая из операций(выделение ресурсов или их расходование) выполняются с начала, однако:</text:p>
      <text:p text:style-name="P5">* если выделение выполняется сперва, это может привести к временному превышению использования ресурсов до того момента, пока счётчик не будет израсходован;</text:p>
      <text:p text:style-name="P5">* если расходование выполняется сперва, тогда должен быть недостаток расходов в случае ошибки (если она возникнет).</text:p>
      <text:p text:style-name="P5">Если расходы приводят к ошибке и существует иерархическая зависимость, тогда параметр limit_fail_at устанавливается для конкретного элемента res_counter <text:span text:style-name="T2">во время ошибки расходования.</text:span></text:p>
      <text:p text:style-name="P5"/>
      <text:p text:style-name="P6">c. u64 res_counter_uncharge(struct res_counter *rc, unsigned long val)</text:p>
      <text:p text:style-name="P6">Когда ресурсы использованы (освобождены) они должны быть де-учтены из счётчика ресурсов в котором они учтены также. Это называется «разрядка»(снижение расходов). Возвращаемое значение этой функции отображает количество расходов, которые всё ещё присутствуют в счётчике.</text:p>
      <text:p text:style-name="P6">Процедура _locked подразумевает что res_counter-&gt;lock является взятым.</text:p>
      <text:p text:style-name="P6"/>
      <text:p text:style-name="P6">d. u64 res_counter_uncharge_until</text:p>
      <text:p text:style-name="P6"><text:s text:c="16"/>(struct res_counter *rc, struct res_counter *top,</text:p>
      <text:p text:style-name="P6"><text:s text:c="17"/>unsigned long val)</text:p>
      <text:p text:style-name="P6">Почти тоже что и res_counter_uncharge(), но распространение снижения расходов останавливается когда rc == top. Используется когда уничтожается res_counter в дочерней контрольной группе.</text:p>
      <text:p text:style-name="P6"/>
      <text:p text:style-name="P14">2.1. Прочие процедуры учёта</text:p>
      <text:p text:style-name="P6">Присутствует ещё больше процедур, которые могут помочь вам в основных потребностях, таких как проверка когда лимит достигнут или сброс значения max_usage. Все они определены в include/linux/res_counter.h.</text:p>
      <text:p text:style-name="P6"/>
      <text:p text:style-name="P15"><text:span text:style-name="T3">3. Анализ процедур регистраций счётчиков ресурсов</text:span></text:p>
      <text:p text:style-name="P7"/>
      <text:p text:style-name="P7"><text:span text:style-name="T3">a. Если значение failcnt растёт константно, значит лимит слишком жёсткий. Или группа провинилась, позволив себе выделить слишком много ресурсов, или конфигурация не подходит для группы и лимит должен быть увеличен.</text:span></text:p>
      <text:p text:style-name="P7"/>
      <text:p text:style-name="P8">b. Значение max_usage может быть использовано для быстрой настройки группы. Можно установить максимальные значения для лимитов и загрузить контейнер или оставить установить общий шаблон для всех. После, значение max_usage отобразит величину памяти контейнера, которая потребуется во время его основной активности.</text:p>
      <text:p text:style-name="P8">Установка значений лимитов как показано выше является прекрасным способом для конфигурации, который работает в большинстве случаев.</text:p>
      <text:p text:style-name="P8"/>
      <text:p text:style-name="P8">c. Если значение max_usage значительно больше чем лимит, но значение failcnt растёт, значит группа пытается выделить большой кусок ресурсов как одно целое.</text:p>
      <text:p text:style-name="P8"/>
      <text:p text:style-name="P8">d. Если значение max_usage значительно меньше чем лимит, но счётчик failcnt равен 0, значит для группы установлен слишком высокий лимит, который ей не требуется. Лучше занижать лимиты, тем самым оставляя больше ресурсов для других групп.</text:p>
      <text:p text:style-name="P8"/>
      <text:p text:style-name="P9"><text:soft-page-break/></text:p>
      <text:p text:style-name="P16">4. Взаимодействие с подсистемой контрольных групп (контрольные группы)</text:p>
      <text:p text:style-name="P9">Все контроллеры ресурсов которые используют контрольные группы и счётчики ресурсов должны обеспечить файлами (в файловой системе контрольных групп) для работы с полями счётчика ресурсов. Рекомендуется придерживаться следующих правил:</text:p>
      <text:p text:style-name="P9"/>
      <text:p text:style-name="P9">a. Имена файлов</text:p>
      <text:p text:style-name="P9"><text:s text:c="8"/>Имя поля <text:s text:c="5"/>Имя файла</text:p>
      <text:p text:style-name="P9"><text:s text:c="8"/>---------------------------------------------------</text:p>
      <text:p text:style-name="P9"><text:s text:c="8"/>usage <text:s text:c="10"/>usage_in_&lt;unit_of_measurement&gt;</text:p>
      <text:p text:style-name="P9"><text:s text:c="8"/>max_usage <text:s text:c="6"/>max_usage_in_&lt;unit_of_measurement&gt;</text:p>
      <text:p text:style-name="P9"><text:s text:c="8"/>limit <text:s text:c="10"/>limit_in_&lt;unit_of_measurement&gt;</text:p>
      <text:p text:style-name="P9"><text:s text:c="8"/>failcnt <text:s text:c="8"/>failcnt</text:p>
      <text:p text:style-name="P9"><text:s text:c="8"/>lock <text:s text:c="11"/>файл отсутствует :)</text:p>
      <text:p text:style-name="P9"/>
      <text:p text:style-name="P9">b. Чтение из файла должно отображать соответствующее значение поля в подходящем формате.</text:p>
      <text:p text:style-name="P9"/>
      <text:p text:style-name="P9">с. Запись в файл.</text:p>
      <text:p text:style-name="P9"><text:s text:c="8"/>Поле <text:s text:c="10"/>Ожидаемое поведение</text:p>
      <text:p text:style-name="P9"><text:s text:c="8"/>----------------------------------</text:p>
      <text:p text:style-name="P9"><text:s text:c="8"/>usage <text:s text:c="10"/>запрещено</text:p>
      <text:p text:style-name="P9"><text:s text:c="8"/>max_usage <text:s text:c="6"/>сброс</text:p>
      <text:p text:style-name="P9"><text:s text:c="8"/>limit <text:s text:c="10"/>установка лимита</text:p>
      <text:p text:style-name="P9"><text:s text:c="8"/>failcnt <text:s text:c="8"/>сбросить в 0</text:p>
      <text:p text:style-name="P9"/>
      <text:p text:style-name="P16">5. Пример использования</text:p>
      <text:p text:style-name="P9"/>
      <text:p text:style-name="P9">a. Определите группу задач (посмотрите на подсистему контрольных групп для этого) и поместите res_counter в неё</text:p>
      <text:p text:style-name="P9"><text:s text:c="8"/>struct my_group {</text:p>
      <text:p text:style-name="P9"><text:s text:c="16"/>struct res_counter res;</text:p>
      <text:p text:style-name="P9"/>
      <text:p text:style-name="P9"><text:s text:c="16"/>&lt;прочие поля&gt;</text:p>
      <text:p text:style-name="P9"><text:s text:c="8"/>}</text:p>
      <text:p text:style-name="P9"/>
      <text:p text:style-name="P9">b. Поместите ловушки (хуки) в части выделения/освобождения ресурсов</text:p>
      <text:p text:style-name="P9"><text:s text:c="8"/>int alloc_something(...)</text:p>
      <text:p text:style-name="P9"><text:s text:c="8"/>{</text:p>
      <text:p text:style-name="P9"><text:s text:c="16"/>if (res_counter_charge(res_counter_ptr, amount) &lt; 0)</text:p>
      <text:p text:style-name="P9"><text:s text:c="24"/>return -ENOMEM;</text:p>
      <text:p text:style-name="P9"/>
      <text:p text:style-name="P9"><text:s text:c="16"/>&lt;выделение ресурса и возврат к вызвавшему коду&gt;</text:p>
      <text:p text:style-name="P9"><text:s text:c="8"/>}</text:p>
      <text:p text:style-name="P9"/>
      <text:p text:style-name="P9"><text:s text:c="8"/>void release_something(...)</text:p>
      <text:p text:style-name="P9"><text:s text:c="8"/>{</text:p>
      <text:p text:style-name="P9"><text:s text:c="16"/>res_counter_uncharge(res_counter_ptr, amount);</text:p>
      <text:p text:style-name="P9"/>
      <text:p text:style-name="P9"><text:s text:c="16"/>&lt;освобождение ресурсов&gt;</text:p>
      <text:p text:style-name="P9"><text:soft-page-break/><text:s text:c="8"/>}</text:p>
      <text:p text:style-name="P10"><text:span text:style-name="T4">Для сохранения значения использования самодостаточным, оба "res_counter_ptr" и "amount" в release_something() должны быть такими же как и в alloc_something() когда освобождаются ресурсы, которые были выделены.</text:span></text:p>
      <text:p text:style-name="P10"/>
      <text:p text:style-name="P11">c. Обеспечивает путь для чтения значения res_counter и затем его установки (контрольные группы всё ещё могут помочь с этим).</text:p>
      <text:p text:style-name="P11"/>
      <text:p text:style-name="P11">d. Скомпилируйте и запустите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7T15:34:07.382868982</meta:creation-date>
    <dc:date>2015-01-17T18:28:36.692396343</dc:date>
    <meta:editing-duration>PT2H45M59S</meta:editing-duration>
    <meta:editing-cycles>11</meta:editing-cycles>
    <meta:generator>LibreOffice/4.1.6.2$Linux_X86_64 LibreOffice_project/410m0$Build-2</meta:generator>
    <meta:document-statistic meta:table-count="0" meta:image-count="0" meta:object-count="0" meta:page-count="4" meta:paragraph-count="82" meta:word-count="795" meta:character-count="6832" meta:non-whitespace-character-count="5639"/>
  </office:meta>
</office:document-meta>
</file>